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7:05:02.790595925</meta:creation-date>
    <meta:document-statistic meta:object-count="25"/>
    <meta:generator>Collabora_Office/6.0.10.28$Linux_X86_64 LibreOffice_project/e884223505535d497bb5c7cd96dd17daaf4c415c</meta:generator>
  </office:meta>
</office:document-meta>
</file>